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Lucidasans1" svg:font-family="Lucidasans"/>
    <style:font-face style:name="Times" svg:font-family="Times"/>
    <style:font-face style:name="DejaVu Sans Mono" svg:font-family="'DejaVu Sans Mono', Arial" style:font-family-generic="modern"/>
    <style:font-face style:name="Mincho" svg:font-family="Mincho, 明朝" style:font-family-generic="roman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fo:language="en" fo:country="GB"/>
    </style:style>
    <style:style style:name="P5" style:family="paragraph" style:parent-style-name="Text_20_body">
      <style:text-properties style:font-name="Arial"/>
    </style:style>
    <style:style style:name="P6" style:family="paragraph" style:parent-style-name="Text_20_body">
      <style:text-properties style:font-name="Arial" fo:language="en" fo:country="GB" fo:font-weight="bold" style:font-weight-asian="bold"/>
    </style:style>
    <style:style style:name="P7" style:family="paragraph" style:parent-style-name="Text_20_body">
      <style:text-properties style:font-name="Arial" fo:font-weight="bold" style:font-weight-asian="bold"/>
    </style:style>
    <style:style style:name="P8" style:family="paragraph" style:parent-style-name="Text_20_body">
      <style:text-properties fo:language="pt" fo:country="PT"/>
    </style:style>
    <style:style style:name="P9" style:family="paragraph" style:parent-style-name="Standard">
      <style:text-properties style:font-name="Arial"/>
    </style:style>
    <style:style style:name="P10" style:family="paragraph" style:parent-style-name="Standard">
      <style:text-properties style:font-name="Arial" fo:font-weight="bold" style:font-weight-asian="bold"/>
    </style:style>
    <style:style style:name="P11" style:family="paragraph" style:parent-style-name="Standard">
      <style:text-properties style:font-name="Arial" fo:font-weight="bold" style:font-weight-asian="bold" style:font-weight-complex="bold"/>
    </style:style>
    <style:style style:name="P12" style:family="paragraph" style:parent-style-name="Standard">
      <style:text-properties style:font-name="Arial" fo:language="en" fo:country="GB"/>
    </style:style>
    <style:style style:name="P13" style:family="paragraph" style:parent-style-name="Standard">
      <style:text-properties style:font-name="Arial" fo:language="en" fo:country="GB" fo:font-weight="bold" style:font-weight-asian="bold"/>
    </style:style>
    <style:style style:name="P14" style:family="paragraph" style:parent-style-name="Standard">
      <style:paragraph-properties fo:text-align="center" style:justify-single-word="false"/>
      <style:text-properties style:font-name="Arial" fo:language="en" fo:country="GB" fo:font-weight="bold" style:font-weight-asian="bold"/>
    </style:style>
    <style:style style:name="P15" style:family="paragraph" style:parent-style-name="Standard">
      <style:text-properties style:font-name="Arial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rial"/>
    </style:style>
    <style:style style:name="P17" style:family="paragraph" style:parent-style-name="Standard">
      <style:text-properties style:font-name="Arial" fo:font-size="12pt" fo:language="pt" fo:country="PT" style:font-size-asian="12pt" style:font-size-complex="12pt"/>
    </style:style>
    <style:style style:name="P18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Arial" fo:font-size="12pt" style:font-size-asian="12pt" style:font-size-complex="12pt"/>
    </style:style>
    <style:style style:name="P20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21" style:family="paragraph" style:parent-style-name="Standard">
      <style:text-properties fo:language="pt" fo:country="PT"/>
    </style:style>
    <style:style style:name="P22" style:family="paragraph" style:parent-style-name="Standard">
      <style:paragraph-properties fo:break-before="pag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break-before="page"/>
      <style:text-properties style:font-name="Arial" fo:font-weight="bold" style:font-weight-asian="bold"/>
    </style:style>
    <style:style style:name="P24" style:family="paragraph" style:parent-style-name="Standard">
      <style:paragraph-properties fo:break-before="page"/>
      <style:text-properties style:font-name="Arial" fo:language="en" fo:country="GB" fo:font-weight="bold" style:font-weight-asian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9d366" style:font-style-asian="italic" style:font-style-complex="italic"/>
    </style:style>
    <style:style style:name="T4" style:family="text">
      <style:text-properties fo:language="pt" fo:country="PT"/>
    </style:style>
    <style:style style:name="T5" style:family="text">
      <style:text-properties style:font-name="Arial"/>
    </style:style>
    <style:style style:name="T6" style:family="text">
      <style:text-properties style:font-name="Arial" fo:font-style="italic" fo:font-weight="bold" style:font-style-asian="italic" style:font-weight-asian="bold"/>
    </style:style>
    <style:style style:name="T7" style:family="text">
      <style:text-properties style:font-name="Arial" fo:font-weight="bold" style:font-weight-asian="bold"/>
    </style:style>
    <style:style style:name="T8" style:family="text">
      <style:text-properties style:font-name="Arial" style:font-weight-complex="bold"/>
    </style:style>
    <style:style style:name="T9" style:family="text">
      <style:text-properties style:font-name="Arial" fo:language="en" fo:country="GB" style:font-name-complex="Mincho"/>
    </style:style>
    <style:style style:name="T10" style:family="text">
      <style:text-properties style:font-name="Arial" fo:language="en" fo:country="GB" fo:font-style="italic" style:font-style-asian="italic" style:font-name-complex="Mincho"/>
    </style:style>
    <style:style style:name="T11" style:family="text">
      <style:text-properties style:font-name="Arial" fo:language="en" fo:country="GB" fo:font-weight="bold" style:font-weight-asian="bold"/>
    </style:style>
    <style:style style:name="T12" style:family="text">
      <style:text-properties style:font-name="Arial" style:font-name-complex="Mincho"/>
    </style:style>
    <style:style style:name="T13" style:family="text">
      <style:text-properties style:font-name="Arial" fo:font-size="12pt" style:font-size-asian="12pt" style:font-size-complex="12pt"/>
    </style:style>
    <style:style style:name="T14" style:family="text">
      <style:text-properties fo:font-weight="bold" style:font-weight-asian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09d36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/></text:p>
      <text:p text:style-name="P3"><text:span text:style-name="Strong_20_Emphasis">Reuso de Código: Utilizando Funções </text:span><text:line-break/></text:p>
      <text:p text:style-name="Text_20_body">1) Introdução às Funções - 1<text:line-break/>2) Utilizando Funções matemáticas - <text:s/>2<text:line-break/>3) Utilizando Funções de data e hora - 4<text:line-break/>4) Utilizando Funções de Texto (Strings) - 7 <text:line-break/>5) Utilizando Funções de Conversão de Tipos (Casts) - 10<text:line-break/>6) Utilizando Outras Funções <text:s/>- 11<text:line-break/>7) Entendendo as Funções de Agregação <text:s/>- 14</text:p>
      <text:p text:style-name="P4"><text:span text:style-name="Strong_20_Emphasis"/></text:p>
      <text:p text:style-name="P4"><text:span text:style-name="Strong_20_Emphasis">1) Introdução às Funções</text:span></text:p>
      <text:p text:style-name="P4"><text:span text:style-name="Strong_20_Emphasis"/></text:p>
      <text:p text:style-name="P4"><text:span text:style-name="Strong_20_Emphasis"><text:span text:style-name="T1">O PostgreSQL fornece um grande número de funções e operadores para os tipos de dado nativos. Os usuários também podem definir suas próprias funções e operadores, conforme descrito na </text:span></text:span><text:a xlink:type="simple" xlink:href="http://pgdocptbr.sourceforge.net/pg80/server-programming.html" text:style-name="Internet_20_link" text:visited-style-name="Visited_20_Internet_20_Link"><text:span text:style-name="Strong_20_Emphasis"><text:span text:style-name="T1">Parte V</text:span></text:span></text:a><text:span text:style-name="Strong_20_Emphasis"><text:span text:style-name="T1">. Os comandos \df e \do do psql podem ser utilizados para mostrar a lista de todas as funções e operadores disponíveis, respectivamente.</text:span></text:span></text:p>
      <text:p text:style-name="Text_20_body"><text:span text:style-name="T1">Havendo preocupação quanto à portabilidade, deve-se ter em mente que a maioria das funções e operadores descritos neste capítulo, com exceção dos operadores mais triviais de aritmética e de comparação, além de algumas funções indicadas explicitamente, não são especificadas pelo padrão </text:span><text:span text:style-name="ACRONYM"><text:span text:style-name="T1">SQL</text:span></text:span><text:span text:style-name="T1">. Algumas das funcionalidades estendidas estão presentes em outros sistemas gerenciadores de banco de dados </text:span><text:span text:style-name="ACRONYM"><text:span text:style-name="T1">SQL</text:span></text:span><text:span text:style-name="T1"> e, em muitos casos, estas funcionalidades são compatíveis e consistentes entre as várias implementações.</text:span></text:p>
      <text:p text:style-name="P4"><text:span text:style-name="Strong_20_Emphasis"><text:span text:style-name="T1">Detalhes em: </text:span></text:span><text:a xlink:type="simple" xlink:href="http://pgdocptbr.sourceforge.net/pg80/functions.html" text:style-name="Internet_20_link" text:visited-style-name="Visited_20_Internet_20_Link"><text:span text:style-name="Strong_20_Emphasis"><text:span text:style-name="T1">http://pgdocptbr.sourceforge.net/pg80/functions.html</text:span></text:span></text:a><text:span text:style-name="Strong_20_Emphasis"><text:span text:style-name="T1"> </text:span></text:span></text:p>
      <text:p text:style-name="P4"><text:span text:style-name="Strong_20_Emphasis"/></text:p>
      <text:p text:style-name="Text_20_body"><text:span text:style-name="Strong_20_Emphasis">2) Utilizando Funções matemáticas </text:span><text:span text:style-name="Strong_20_Emphasis"><text:span text:style-name="T5"><text:line-break/></text:span></text:span></text:p>
      <text:p text:style-name="P10">Operadores Matemáticos</text:p>
      <text:p text:style-name="P9">+, -, *, /, % (somar, subtrair, multiplicar, dividir, módulo (resto de divisão de inteiros)), ^(potência), </text:p>
      <text:p text:style-name="P9">!(fatorial), </text:p>
      <text:p text:style-name="P9">@(valor absoluto)</text:p>
      <text:p text:style-name="P9">| / - rais quadrada <text:s/>( | / 25.0 = 5)</text:p>
      <text:p text:style-name="P9">| | / - raiz cúbica <text:s/>( | | / 27.0 = 3)</text:p>
      <text:p text:style-name="P10"/>
      <text:p text:style-name="P10">Algumas funções Matemáticas</text:p>
      <text:p text:style-name="P9">ABS(x) - valor absoluto de x</text:p>
      <text:p text:style-name="P9">CEIL(numeric) - arredonda para o próximo inteiro superior</text:p>
      <text:p text:style-name="P9">DEGREES(valor) - converte valor de radianos para graus</text:p>
      <text:p text:style-name="P9">FLOOR(numeric) - arredonda para o próximo inteiro inferior</text:p>
      <text:p text:style-name="P9">MOD(x,y) - resto da divisão de x por y</text:p>
      <text:p text:style-name="P9"><text:soft-page-break/>PI() - constante PI (3,1415...)</text:p>
      <text:p text:style-name="P9">POWER(x,y) - x elevado a y </text:p>
      <text:p text:style-name="P9">RADIANS(valor) - converte valor de graus para radianos</text:p>
      <text:p text:style-name="P9">RANDOM() - valor aleatório entre 0 e 1</text:p>
      <text:p text:style-name="P9">ROUND(numeric) - arredonda para o inteiro mais próximo</text:p>
      <text:p text:style-name="P9">ROUND(v, d) - arredonda v com d casas decimais</text:p>
      <text:p text:style-name="P9">SIGN(numeric) - retorna o sinal da entrada, como -1 ou +1</text:p>
      <text:p text:style-name="P9">SQRT(X) - Raiz quadrada de X</text:p>
      <text:p text:style-name="P9">TRUNC (numeric) - trunca para o nenhuma casa decimal</text:p>
      <text:p text:style-name="P9">TRUNC (v numeric, s int) - trunca para s casas decimais</text:p>
      <text:p text:style-name="P10"/>
      <text:p text:style-name="P10"/>
      <text:p text:style-name="P10">Operadores Lógicos: </text:p>
      <text:p text:style-name="P9"/>
      <text:p text:style-name="P9">AND, OR e NOT. TRUE, FALSE e NULL</text:p>
      <text:p text:style-name="P9"/>
      <text:p text:style-name="P10"/>
      <text:p text:style-name="P10">Operadores de Comparação:</text:p>
      <text:p text:style-name="P12"/>
      <text:p text:style-name="P12">&lt;, &gt;, &lt;=, &gt;=, =, &lt;&gt; ou !=</text:p>
      <text:p text:style-name="P12">a BETWEEN x AND y</text:p>
      <text:p text:style-name="P12">a NOT BETWEEN x AND y</text:p>
      <text:p text:style-name="P12">expressão IS NULL</text:p>
      <text:p text:style-name="P12">expressão IS NOT NULL</text:p>
      <text:p text:style-name="P12">expressão IS TRUE</text:p>
      <text:p text:style-name="P12">expressão IS NOT TRUE</text:p>
      <text:p text:style-name="P12">expressão IS FALSE</text:p>
      <text:p text:style-name="P12">expressão IS NOT FALSE</text:p>
      <text:p text:style-name="P12">expressão IS UNKNOWN</text:p>
      <text:p text:style-name="P12">expressão IS NOT UNKNOWN</text:p>
      <text:p text:style-name="P13"><text:span text:style-name="Strong_20_Emphasis"><text:span text:style-name="T11"/></text:span></text:p>
      <text:p text:style-name="Standard"><text:span text:style-name="T5">GREATEST - </text:span><text:span text:style-name="T7">Retorna o maior valor de uma lista - SELECT GREATEST(1,4,6,8,2); - - 8</text:span></text:p>
      <text:p text:style-name="P10"/>
      <text:p text:style-name="Standard"><text:span text:style-name="T8">LEAST</text:span><text:span text:style-name="T7"> - Retorna o menor valor de uma lista.</text:span></text:p>
      <text:p text:style-name="P9"/>
      <text:p text:style-name="P9">Todos os valores da lista devem ser do mesmo tipo e nulos são ignorados.</text:p>
      <text:p text:style-name="P9">Obs.: Ambas as funções acima não pertencem ao SQL standard, mas são uma extensão do PostgreSQL.</text:p>
      <text:p text:style-name="P13"><text:span text:style-name="Strong_20_Emphasis"><text:span text:style-name="T11"/></text:span></text:p>
      <text:p text:style-name="P13"><text:span text:style-name="Strong_20_Emphasis"><text:span text:style-name="T14"/></text:span></text:p>
      <text:p text:style-name="P5"><text:span text:style-name="Strong_20_Emphasis"><text:span text:style-name="T14">3) Utilizando Funções de data e hora <text:line-break/></text:span></text:span><text:span text:style-name="T14">Operações com datas:</text:span></text:p>
      <text:p text:style-name="P12">timestamp '2001-09-28 01:00' + interval '23 hours' -&gt; timestamp '2001-09-29 00:00'</text:p>
      <text:p text:style-name="P12">date '2001-09-28' + interval '1 hour' -&gt; timestamp '2001-09-28 01:00'</text:p>
      <text:p text:style-name="P12">date '01/01/2006' – date '31/01/2006'</text:p>
      <text:p text:style-name="P12">time '01:00' + interval '3 hours'time -&gt; '04:00'</text:p>
      <text:p text:style-name="P12">interval '2 hours' - time '05:00' -&gt; time '03:00:00'</text:p>
      <text:p text:style-name="P13"/>
      <text:p text:style-name="P10"><text:soft-page-break/>Função age (retorna Interval) - Diferença entre datas</text:p>
      <text:p text:style-name="P9">age(timestamp)interval <text:tab/>(Subtrai de hoje)</text:p>
      <text:p text:style-name="P12">age(timestamp '1957-06-13') -&gt; 43 years 8 mons 3 days</text:p>
      <text:p text:style-name="P12">age(timestamp, timestamp)interval Subtrai os argumentos</text:p>
      <text:p text:style-name="P12">age('2001-04-10', timestamp '1957-06-13') -&gt; 43 years 9 mons 27 days</text:p>
      <text:p text:style-name="P13"/>
      <text:p text:style-name="P10">Função extract (retorna double)</text:p>
      <text:p text:style-name="P9">Extrai parte da data: ano, mês, dia, hora, minuto, segundo.</text:p>
      <text:p text:style-name="P12">select extract(year from age('2001-04-10', timestamp '1957-06-13'))</text:p>
      <text:p text:style-name="P12">select extract(month from age('2001-04-10', timestamp '1957-06-13'))</text:p>
      <text:p text:style-name="P12">select extract(day from age('2001-04-10', timestamp '1957-06-13'))</text:p>
      <text:p text:style-name="P13"/>
      <text:p text:style-name="P10">Data e Hora atuais (retornam data ou hora)</text:p>
      <text:p text:style-name="P12">SELECT CURRENT_DATE;</text:p>
      <text:p text:style-name="P12">SELECT CURRENT_TIME;</text:p>
      <text:p text:style-name="P12">SELECT CURRENT_TIME(0);</text:p>
      <text:p text:style-name="P12">SELECT CURRENT_TIMESTAMP;</text:p>
      <text:p text:style-name="P9">SELECT CURRENT_TIMESTAMP(0);</text:p>
      <text:p text:style-name="P10"/>
      <text:p text:style-name="P10">Somar dias e horas a uma data:</text:p>
      <text:p text:style-name="P12">SELECT CAST('06/04/2006' AS DATE) + INTERVAL '27 DAYS' AS Data;</text:p>
      <text:p text:style-name="P12"/>
      <text:p text:style-name="P10">Função now (retorna timestamp with zone)</text:p>
      <text:p text:style-name="P9">now() - Data e hora corrente (timestamp with zone); </text:p>
      <text:p text:style-name="P9">Não usar em campos somente timestamp.</text:p>
      <text:p text:style-name="P10"/>
      <text:p text:style-name="P13">Função date_part (retorna double)</text:p>
      <text:p text:style-name="P12">SELECT date_part('day', TIMESTAMP '2001-02-16 20:38:40'); </text:p>
      <text:p text:style-name="P9">Resultado: 16 (day é uma string, diferente de extract)</text:p>
      <text:p text:style-name="P9"/>
      <text:p text:style-name="P10">Obtendo o dia da data atual:</text:p>
      <text:p text:style-name="P12">SELECT DATE_PART('DAY', CURRENT_TIMESTAMP) AS dia;</text:p>
      <text:p text:style-name="P12"/>
      <text:p text:style-name="P10">Obtendo o mês da data atual:</text:p>
      <text:p text:style-name="P12">SELECT DATE_PART('MONTH', CURRENT_TIMESTAMP) AS mes;</text:p>
      <text:p text:style-name="P12"/>
      <text:p text:style-name="P10">Obtendo o ano da data atual:</text:p>
      <text:p text:style-name="P12">SELECT DATE_PART('YEAR', CURRENT_TIMESTAMP) AS ano;</text:p>
      <text:p text:style-name="P12"/>
      <text:p text:style-name="P10">Função date_trunc (retorna timestamp)</text:p>
      <text:p text:style-name="P12">SELECT date_trunc('year', TIMESTAMP '2001-02-16 20:38:40');</text:p>
      <text:p text:style-name="P12">Retorna  2001-02-16 00:00:00</text:p>
      <text:p text:style-name="P12"/>
      <text:p text:style-name="P12">Convertendo (CAST)</text:p>
      <text:p text:style-name="P12">select to_date('1983-07-18', 'YYYY-MM-DD')</text:p>
      <text:p text:style-name="P12">select to_date('19830718', 'YYYYMMDD')</text:p>
      <text:p text:style-name="P13"/>
      <text:p text:style-name="P13"/>
      <text:p text:style-name="P13"><text:soft-page-break/>Função timeofday (retorna texto)</text:p>
      <text:p text:style-name="P12">select timeofday() -&gt; Fri Feb 24 10:07:32.000126 2006 BRT</text:p>
      <text:p text:style-name="P12"/>
      <text:p text:style-name="P13">Interval</text:p>
      <text:p text:style-name="Standard"><text:span text:style-name="Teletype"><text:span text:style-name="T9">interval [ (</text:span></text:span><text:span text:style-name="Teletype"><text:span text:style-name="T10">p</text:span></text:span><text:span text:style-name="Teletype"><text:span text:style-name="T9">) ]</text:span></text:span></text:p>
      <text:p text:style-name="Standard"><text:span text:style-name="Teletype"><text:span text:style-name="T9">to_char(interval '15h 2m 12s', 'HH24:MI:SS')</text:span></text:span></text:p>
      <text:p text:style-name="Standard"><text:span text:style-name="Teletype"><text:span text:style-name="T9">date '2001-09-28' + interval '1 hour'</text:span></text:span></text:p>
      <text:p text:style-name="Standard"><text:span text:style-name="Teletype"><text:span text:style-name="T9">interval '1 day' + interval '1 hour'</text:span></text:span></text:p>
      <text:p text:style-name="Standard"><text:span text:style-name="Teletype"><text:span text:style-name="T9">interval '1 day' - interval '1 hour'</text:span></text:span></text:p>
      <text:p text:style-name="Standard"><text:span text:style-name="Teletype"><text:span text:style-name="T12">900 * interval '1 second'</text:span></text:span></text:p>
      <text:p text:style-name="Standard"><text:span text:style-name="Teletype"><text:span text:style-name="T12">Interval trabalha com as unidades: second, minute, hour, day, week, month, year, decade, century, millenium ou abreviaturas ou plurais destas unidades.</text:span></text:span></text:p>
      <text:p text:style-name="Standard"><text:span text:style-name="Teletype"><text:span text:style-name="T12">Se informado sem unidades '13 10:38:14' será devidamente interpretado '13 days 10 hours 38 minutes 14 seconds'.</text:span></text:span></text:p>
      <text:p text:style-name="Standard"/>
      <text:p text:style-name="P12">CURRENTE_DATE - INTERVAL '1' day; </text:p>
      <text:p text:style-name="P12">TO_TIMESTAMP('2006-01-05 17:56:03', 'YYYY-MM-DD HH24:MI:SS')</text:p>
      <text:p text:style-name="P13"/>
      <text:p text:style-name="P10">Operações com Datas</text:p>
      <text:p text:style-name="P10"/>
      <text:p text:style-name="P9">- A Diferença entre dois Timestamps é sempre um Interval</text:p>
      <text:p text:style-name="P9"/>
      <text:p text:style-name="P12">TIMESTAMP '2001-12-31' – TIMESTAMP '2001-12-11' = INTERVAL '19 days'</text:p>
      <text:p text:style-name="P12"/>
      <text:p text:style-name="P9">- Adicionar ou subtrair um Interval com um Timestamp produzirá um Timestamp</text:p>
      <text:p text:style-name="P9"/>
      <text:p text:style-name="P12">TIMESTAMP '2001-12-11' + INTERVAL '19 days' = TIMESTAMP '2001-12-30'</text:p>
      <text:p text:style-name="P12"/>
      <text:p text:style-name="P9">- Adicionar ou suntrair dois Interval acarreta em outro Interval:</text:p>
      <text:p text:style-name="P9"/>
      <text:p text:style-name="P12"/>
      <text:p text:style-name="P12">INTERVAL '1 month' + INTERVAL '1 month 3 days' = INTERVAL '2 months 3 days'</text:p>
      <text:p text:style-name="P9">Dica: Para a tradução podemos usar algumas funções que trabalham com string para varrer o resultado traduzindo.</text:p>
      <text:p text:style-name="P9"/>
      <text:p text:style-name="P9">- Não podemos efetuar operações de Adição, Multiplicação ou Divisão com dois Timestamps:</text:p>
      <text:p text:style-name="P9"/>
      <text:p text:style-name="P9">Causará Erro.</text:p>
      <text:p text:style-name="P9"/>
      <text:p text:style-name="P9">- A diferença entre dois valores tipo Date é um Integer representando o número de dias:</text:p>
      <text:p text:style-name="P9"/>
      <text:p text:style-name="P12">DATE '2001-12-30' – DATE '2001-12-11' = INTEGER 19</text:p>
      <text:p text:style-name="P12"/>
      <text:p text:style-name="P9">- Adicionando ou subtraindo Integer para um Date produzirá um Date:</text:p>
      <text:p text:style-name="P9"/>
      <text:p text:style-name="P12">DATE '2001-12-13' <text:s/>+ INTEGER 7 = DATE '2001-12-20'</text:p>
      <text:p text:style-name="P12"/>
      <text:p text:style-name="P9"><text:soft-page-break/>- Não podemos efetuar operações de Adição, Multiplicação ou Divisão com dois Dates:</text:p>
      <text:p text:style-name="P10"/>
      <text:p text:style-name="P9">Causará Erro.</text:p>
      <text:p text:style-name="P10"/>
      <text:p text:style-name="P10"/>
      <text:p text:style-name="P10">Como testar estes exemplos no PostgreSQL?</text:p>
      <text:p text:style-name="P10"/>
      <text:p text:style-name="P12">SELECT DATE '2001-12-30' – DATE '2001-12-11';</text:p>
      <text:p text:style-name="P13"><text:span text:style-name="Strong_20_Emphasis"><text:span text:style-name="T11"/></text:span></text:p>
      <text:p text:style-name="P13"><text:span text:style-name="Strong_20_Emphasis"><text:span text:style-name="T11"/></text:span></text:p>
      <text:p text:style-name="P7"><text:span text:style-name="Strong_20_Emphasis"><text:span text:style-name="T14">4) Utilizando Funções de Texto (Strings)</text:span></text:span></text:p>
      <text:p text:style-name="P9"/>
      <text:p text:style-name="Standard"><text:span text:style-name="T6">Concatenação de Strings</text:span><text:span text:style-name="T7"> - dois || (pipes)</text:span></text:p>
      <text:p text:style-name="P9">SELECT 'ae' || 'io' || 'u' AS vogais; <text:tab/>--vogais -------- aeiou </text:p>
      <text:p text:style-name="P12">SELECT CHR(67)||CHR(65)||CHR(84) AS "Dog"; -- Dog  CAT</text:p>
      <text:p text:style-name="P12"/>
      <text:p text:style-name="P9">Quantidade de Caracteres de String</text:p>
      <text:p text:style-name="P9">char_length - retorna o número de caracteres</text:p>
      <text:p text:style-name="P12">SELECT CHAR_LENGTH('Evolução'); - -Retorna 8</text:p>
      <text:p text:style-name="P12"/>
      <text:p text:style-name="P9">Ou SELECT LENGTH('Database'); - - Retorna 8</text:p>
      <text:p text:style-name="P10"/>
      <text:p text:style-name="P10">Converter para minúsculas</text:p>
      <text:p text:style-name="P9">SELECT LOWER('UNIFOR');</text:p>
      <text:p text:style-name="P10"/>
      <text:p text:style-name="P10">Converter para maiúsculas</text:p>
      <text:p text:style-name="P9">SELECT UPPER('universidade');</text:p>
      <text:p text:style-name="P10"/>
      <text:p text:style-name="P10">Posição de caractere</text:p>
      <text:p text:style-name="P12">SELECT POSITION ('@' IN 'ribafs@gmail.com'); -- Retorna 7</text:p>
      <text:p text:style-name="P9">Ou SELECT STRPOS('Ribamar' ,'mar'); - - Retorna 5</text:p>
      <text:p text:style-name="P10"/>
      <text:p text:style-name="P13">Substring</text:p>
      <text:p text:style-name="P12">SUBSTRING(string [FROM inteiro] [FOR inteiro])</text:p>
      <text:p text:style-name="P12">SELECT SUBSTRING ('Ribamar FS' FROM 9 FOR 10); - - Retorna FS</text:p>
      <text:p text:style-name="P12">SUBSTRING(string FROM padrão);</text:p>
      <text:p text:style-name="P12">SELECT SUBSTRING ('PostgreSQL' FROM '.......'); - - Retorna Postgre</text:p>
      <text:p text:style-name="P12">SELECT SUBSTRING ('PostgreSQL' FROM '...$'); - -Retorna SQL</text:p>
      <text:p text:style-name="P12"/>
      <text:p text:style-name="P9">Primeiros ....... e últimos ...$</text:p>
      <text:p text:style-name="P9"/>
      <text:p text:style-name="P9">Ou</text:p>
      <text:p text:style-name="P9">SUBSTR ( 'string', inicio, quantidade);</text:p>
      <text:p text:style-name="P9">SELECT SUBSTR ('Ribamar', 4, 3); - - Retorna mar</text:p>
      <text:p text:style-name="P10"/>
      <text:p text:style-name="P10">Substituir todos os caracteres semelhantes</text:p>
      <text:p text:style-name="P9">SELECT TRANSLATE(string, velho, novo);</text:p>
      <text:p text:style-name="P9">SELECT TRANSLATE('Brasil', 'il', 'ão'); - - Retorna Brasão</text:p>
      <text:p text:style-name="P9"><text:soft-page-break/>SELECT TRANSLATE('Brasileiro', 'eiro', 'eira'); </text:p>
      <text:p text:style-name="P10"/>
      <text:p text:style-name="P10">Remover Espaços de Strings</text:p>
      <text:p text:style-name="P9">SELECT TRIM('     SQL  - PADRÃO   ');</text:p>
      <text:p text:style-name="P10"/>
      <text:p text:style-name="P10">Calcular MD5 de String</text:p>
      <text:p text:style-name="P9">SELECT MD5('ribafs'); - - Retorna 53cd5b2af18063bea8ddc804b21341d1</text:p>
      <text:p text:style-name="P9"/>
      <text:p text:style-name="P10">Repetir uma string n vezes</text:p>
      <text:p text:style-name="P9">SELECT REPEAT('SQL-', 3); - - Retorna SQL-SQL-SQL-</text:p>
      <text:p text:style-name="P9"/>
      <text:p text:style-name="P10">Sobrescrever substring em string</text:p>
      <text:p text:style-name="P9">SELECT REPLACE ('Postgresql', 'sql', 'SQL'); - - Retorna PostgreSQL</text:p>
      <text:p text:style-name="P9"/>
      <text:p text:style-name="P10">Dividir Cadeia de Caracteres com Delimitador</text:p>
      <text:p text:style-name="P12">SELECT SPLIT_PART( 'PostgreSQL', 'gre', 2); - -Retorna SQL</text:p>
      <text:p text:style-name="P12">SELECT SPLIT_PART( 'PostgreSQL', 'gre', 1); - -Retorna Post</text:p>
      <text:p text:style-name="P13"/>
      <text:p text:style-name="P10">&lt;------gre-----&gt;</text:p>
      <text:p text:style-name="P10"/>
      <text:p text:style-name="P11">Iniciais Maiúsculas</text:p>
      <text:p text:style-name="P10"/>
      <text:p text:style-name="P9">INITCAP(text) - INITCAP ('olá mundo') - - <text:s/>Olá Mundo</text:p>
      <text:p text:style-name="P10"/>
      <text:p text:style-name="P11">Remover Espaços em Branco</text:p>
      <text:p text:style-name="P9">TRIM ([leading | trailing | both] [characters] from string)- remove caracteres da direita e da esquerda. trim (both 'b' from 'babacatebbbb'); - - abacate</text:p>
      <text:p text:style-name="P9">RTRIM (string text, chars text) - Remove os caracteres chars da direita (default é espaço)</text:p>
      <text:p text:style-name="P9"><text:tab/>rtrim('removarrrr', 'r') - - remova</text:p>
      <text:p text:style-name="P9">LTRIM - (string text, chars text) - Remove os caracteres chars da esquerda</text:p>
      <text:p text:style-name="P9"><text:tab/>ltrim('abssssremova', 'abs') - - remova</text:p>
      <text:p text:style-name="P10"/>
      <text:p text:style-name="P9">Detalhes no item 9.4 do Manual:</text:p>
      <text:p text:style-name="P9">http://pgdocptbr.sourceforge.net/pg80/functions-string.html</text:p>
      <text:p text:style-name="P9"/>
      <text:p text:style-name="P13">Like e %</text:p>
      <text:p text:style-name="P12">SELECT * FROM FRIENDS WHERE LASTNAME LIKE 'M%';</text:p>
      <text:p text:style-name="P13"/>
      <text:p text:style-name="P10">O ILIKE é case INsensitive e o LIKE case sensitive.</text:p>
      <text:p text:style-name="P9"/>
      <text:p text:style-name="P9">~~ equivale ao LIKE</text:p>
      <text:p text:style-name="P9">~~* equivale equivale ao ILIKE</text:p>
      <text:p text:style-name="P9">!~~ equivale ao NOT LIKE</text:p>
      <text:p text:style-name="P9">!~~* equivale equivale ao NOT ILIKE</text:p>
      <text:p text:style-name="P9"/>
      <text:p text:style-name="P9">... LIKE '[4-6]_6%' -- Pegar o primeiro sendo de 4 a 6, </text:p>
      <text:p text:style-name="P9"><text:tab/><text:tab/> <text:s text:c="7"/>-- o segundo qualquer dígito,</text:p>
      <text:p text:style-name="P9"><text:tab/><text:tab/> <text:s text:c="7"/>-- o terceiro sendo 6 e os demais quaisquer</text:p>
      <text:p text:style-name="P9"><text:soft-page-break/></text:p>
      <text:p text:style-name="P9">% similar a *</text:p>
      <text:p text:style-name="P9">_ similar a ? (de arquivos no DOS)</text:p>
      <text:p text:style-name="P10"/>
      <text:p text:style-name="P10"/>
      <text:p text:style-name="P10">Correspondência com um Padrão</text:p>
      <text:p text:style-name="P9">O PostgreSQL disponibiliza três abordagens distintas para correspondência com padrão: o operador LIKE tradicional do SQL; o operador mais recente SIMILAR TO (adicionado ao SQL:1999); e as expressões regulares no estilo POSIX. Além disso, também está disponível a função de correspondência com padrão substring, que utiliza expressões regulares tanto no estilo SIMILAR TO quanto no estilo POSIX.</text:p>
      <text:p text:style-name="P9"/>
      <text:p text:style-name="P9">SELECT substring('XY1234Z', 'Y*([0-9]{1,3})'); - - Resultado: 123</text:p>
      <text:p text:style-name="P9">SELECT substring('XY1234Z', 'Y*?([0-9]{1,3})'); - - Resultado: 1</text:p>
      <text:p text:style-name="P10"/>
      <text:p text:style-name="P10">SIMILAR TO</text:p>
      <text:p text:style-name="P9">O operador SIMILAR TO retorna verdade ou falso conforme o padrão corresponda ou não à cadeia de caracteres fornecida. Este operador é muito semelhante ao LIKE, exceto por interpretar o padrão utilizando a definição de expressão regular do padrão SQL.</text:p>
      <text:p text:style-name="P9"/>
      <text:p text:style-name="P12">'abc' SIMILAR TO 'abc'      verdade</text:p>
      <text:p text:style-name="P12">'abc' SIMILAR TO 'a' falso</text:p>
      <text:p text:style-name="P12">'abc' SIMILAR TO '%(b|d)%'  verdade</text:p>
      <text:p text:style-name="P12">'abc' SIMILAR TO '(b|c)%'   falso</text:p>
      <text:p text:style-name="P12"/>
      <text:p text:style-name="P9">SELECT 'abc' SIMILAR TO '%(b|d)%';<text:tab/>-- Procura b ou d em 'abc' e no caso retorna TRUE</text:p>
      <text:p text:style-name="P12">REGEXP</text:p>
      <text:p text:style-name="P12"/>
      <text:p text:style-name="P12">SELECT 'abc' ~ '.*ab.*';</text:p>
      <text:p text:style-name="P12"/>
      <text:p text:style-name="P9">~ distingue a de A</text:p>
      <text:p text:style-name="P9">~* não distingue a de A</text:p>
      <text:p text:style-name="P9">!~ distingue expressões distingue a de A</text:p>
      <text:p text:style-name="P9">!~* distingue expressões não distingue a de A</text:p>
      <text:p text:style-name="P12">'abc' ~ 'abc' <text:s/>-- TRUE</text:p>
      <text:p text:style-name="P12">'abc' ~ '^a' <text:s/>-- TRUE</text:p>
      <text:p text:style-name="P12">'abc' ~ '(b|j)' <text:s/>-- TRUE</text:p>
      <text:p text:style-name="P12">'abc' ~ '^(b|c)' <text:s/>-- FALSE</text:p>
      <text:p text:style-name="P12"/>
      <text:p text:style-name="P16"/>
      <text:p text:style-name="P11">5) Utilizando Funções de Conversão de Tipos (Casts)</text:p>
      <text:p text:style-name="P9"/>
      <text:p text:style-name="P10">Conversão Explícita de Tipos (CAST)</text:p>
      <text:p text:style-name="P10"/>
      <text:p text:style-name="P9">CAST ( expressão AS tipo ) AS apelido; <text:s/>-- Sintaxe SQL ANSI</text:p>
      <text:p text:style-name="P10"/>
      <text:p text:style-name="P10"/>
      <text:p text:style-name="P23">Outra forma:</text:p>
      <text:p text:style-name="P10"/>
      <text:p text:style-name="P9">Tipo ( expressão );</text:p>
      <text:p text:style-name="P10"/>
      <text:p text:style-name="P10">Exemplo:</text:p>
      <text:p text:style-name="P9"/>
      <text:p text:style-name="P9">SELECT DATE '10/05/2002' - DATE '10/05/2001'; -- Retorna a quantidade de dias <text:tab/><text:tab/><text:tab/><text:tab/><text:tab/><text:tab/><text:tab/><text:tab/><text:tab/> <text:s text:c="2"/>- -entre as duas datas</text:p>
      <text:p text:style-name="P9"/>
      <text:p text:style-name="P9">Para este tipo de conversão devemos:</text:p>
      <text:p text:style-name="P9">Usar float8 ao invés de double precision;</text:p>
      <text:p text:style-name="P9">Usar entre aspas alguns tipos como interval, time e timestamp</text:p>
      <text:p text:style-name="P9">Obs.: aplicações portáveis devem evitar esta forma de conversão e em seu lugar usar o CAST explicitamente.</text:p>
      <text:p text:style-name="P9"/>
      <text:p text:style-name="P9">A função CAST() é utilizada para converter explicitamente tipos de dados em outros.</text:p>
      <text:p text:style-name="P12">SELECT CAST(2 AS double precision) ^ CAST(3 AS double precision) AS "exp";</text:p>
      <text:p text:style-name="P12">SELECT ~ CAST('20' AS int8) AS "negativo"; - Retorna -21</text:p>
      <text:p text:style-name="P12">SELECT round(CAST (4 AS numeric), 4); - Retorna 4.0000</text:p>
      <text:p text:style-name="P12">SELECT substr(CAST (1234 AS text), 3);</text:p>
      <text:p text:style-name="P12">SELECT 1 AS "real" UNION SELECT CAST('2.2' AS REAL);</text:p>
      <text:p text:style-name="P13"/>
      <text:p text:style-name="P10"/>
      <text:p text:style-name="P14"/>
      <text:p text:style-name="P6">6) Utilizando Outras Funções</text:p>
      <text:p text:style-name="P13"/>
      <text:p text:style-name="P10">Tipos Geométricos:</text:p>
      <text:p text:style-name="P9">CREATE TABLE geometricos(ponto POINT, segmento LSEG, retangulo BOX, poligono POLYGON, circulo CIRCLE);</text:p>
      <text:p text:style-name="P9"/>
      <text:p text:style-name="P9">ponto (0,0), </text:p>
      <text:p text:style-name="P9">segmento de (0,0) até (0,1), </text:p>
      <text:p text:style-name="P9">retângulo (base inferior (0,0) até (1,0) e base superior (0,1) até (1,1)) e </text:p>
      <text:p text:style-name="P9">círculo com centro em (1,1) e raio 1.</text:p>
      <text:p text:style-name="P12">INSERT INTO geometricos VALUES ('(0,0)','((0,0),(0,1))', '((0,0),(0,1))', '((0,0),(0,1),(1,1),(1,0))','((1,1),1)');</text:p>
      <text:p text:style-name="P13"/>
      <text:p text:style-name="P10"/>
      <text:p text:style-name="P10">Tipos de Dados para Rede:</text:p>
      <text:p text:style-name="P9">Para tratar especificamente de redes o PostgreSQL tem os tipos de dados cidr, inet e macaddr.</text:p>
      <text:p text:style-name="P9"/>
      <text:p text:style-name="P9">cidr – para redes IPV4 e IPV6</text:p>
      <text:p text:style-name="P9">inet – para redes e hosts IPV4 e IPV6</text:p>
      <text:p text:style-name="P9">macaddr – endereços MAC de placas de rede</text:p>
      <text:p text:style-name="P9"/>
      <text:p text:style-name="P9">Assim como tipos data, tipos de rede devem ser preferidos ao invés de usar tipos texto para guardar IPs, Máscaras ou endereços MAC.</text:p>
      <text:p text:style-name="P9"><text:soft-page-break/></text:p>
      <text:p text:style-name="P9">Veja um exemplo em Índices Parciais e a documentação oficial para mais detalhes.</text:p>
      <text:p text:style-name="P10"/>
      <text:p text:style-name="P10">Formatação de Tipos de Dados</text:p>
      <text:p text:style-name="P9"/>
      <text:p text:style-name="P9">TO_CHAR - Esta função deve ser evitada, pois está prevista sua descontinuação.</text:p>
      <text:p text:style-name="P9"/>
      <text:p text:style-name="P10"/>
      <text:p text:style-name="P10">TO_DATE</text:p>
      <text:p text:style-name="P9">date TO_DATE(text, text);  Recebe dois parâmetros text e retorna date.</text:p>
      <text:p text:style-name="P9">Um dos parâmetros é a data e o outro o formato.</text:p>
      <text:p text:style-name="P9"/>
      <text:p text:style-name="P12">SELECT TO_DATE('29032006','DDMMYYYY'); - Retorna 2006-03-29</text:p>
      <text:p text:style-name="P13"/>
      <text:p text:style-name="P13">TO_TIMESTAMP</text:p>
      <text:p text:style-name="P12">tmt TO_TIMESTAMP(text,text) - Recebe dois text e retorna timestamp with zone</text:p>
      <text:p text:style-name="P12"/>
      <text:p text:style-name="P12">SELECT TO_TIMESTAMP('29032006 14:23:05','DDMMYYYY HH:MI:SS');  - Retorna 2006-03-29 14:23:05+00</text:p>
      <text:p text:style-name="P13"/>
      <text:p text:style-name="P13"/>
      <text:p text:style-name="P13">TO_NUMBER</text:p>
      <text:p text:style-name="P12">numeric TO_NUMBER(text,text)</text:p>
      <text:p text:style-name="P12">SELECT TO_NUMBER('12,454.8-', '99G999D9S'); Retorna -12454.8</text:p>
      <text:p text:style-name="P12">SELECT TO_NUMBER('12,454.8-', '99G999D9'); Retorna 12454.8</text:p>
      <text:p text:style-name="P12">SELECT TO_NUMBER('12,454.8-', '99999D9'); Retorna 12454</text:p>
      <text:p text:style-name="P13"/>
      <text:p text:style-name="P9">Detalhes no item 9.8 do manual oficial.</text:p>
      <text:p text:style-name="P9"/>
      <text:p text:style-name="P6"/>
      <text:p text:style-name="P10">Funções Diversas</text:p>
      <text:p text:style-name="P9">SELECT CURRENT_DATABASE();</text:p>
      <text:p text:style-name="P12">SELECT CURRENT_SCHEMA();</text:p>
      <text:p text:style-name="P12">SELECT CURRENT_SCHEMA(boolean);</text:p>
      <text:p text:style-name="P12">SELECT CURRENT_USER;</text:p>
      <text:p text:style-name="P12">SELECT SESSION_USER;</text:p>
      <text:p text:style-name="P12">SELECT VERSION();</text:p>
      <text:p text:style-name="P12"/>
      <text:p text:style-name="P12">SELECT CURRENT_SETTING('DATESTYLE');</text:p>
      <text:p text:style-name="P12">SELECT HAS_TABLE_PRIVILEGE('usuario','tabela','privilegio');</text:p>
      <text:p text:style-name="P12">SELECT HAS_TABLE_PRIVILEGE('postgres','nulos','insert'); - - Retorna: t</text:p>
      <text:p text:style-name="P12">SELECT HAS_DATABASE_PRIVILEGE('postgres','testes','create'); - - Retorna: t</text:p>
      <text:p text:style-name="P12">SELECT HAS_SCHEMA_PRIVILEGE('postgres','public','create'); - - Retorna: t</text:p>
      <text:p text:style-name="P12"/>
      <text:p text:style-name="P12">SELECT relname FROM pg_class WHERE pg_table_is_visible(oid);</text:p>
      <text:p text:style-name="P13"/>
      <text:p text:style-name="P13"/>
      <text:p text:style-name="P24">Arrays</text:p>
      <text:p text:style-name="P12"/>
      <text:p text:style-name="P12">SELECT ARRAY[1.1,2.2,3.3]::INT[] = ARRAY[1,2,3];</text:p>
      <text:p text:style-name="P12">SELECT ARRAY[1,2,3] = ARRAY[1,2,8];</text:p>
      <text:p text:style-name="P12">SELECT ARRAY[1,3,5] || ARRAY[2,4,6];</text:p>
      <text:p text:style-name="P9">SELECT 0 || ARRAY[2,4,6];</text:p>
      <text:p text:style-name="P9"/>
      <text:p text:style-name="P9">Array de char com 48 posições e cada uma com 2:</text:p>
      <text:p text:style-name="P9">campo char(2) [48]</text:p>
      <text:p text:style-name="P9"/>
      <text:p text:style-name="P9"/>
      <text:p text:style-name="P10">Funções Geométricos</text:p>
      <text:p text:style-name="P10"/>
      <text:p text:style-name="P9">area(objeto) - - area(box '((0,0), (1,1))');</text:p>
      <text:p text:style-name="P9">center(objeto) - - center(box '((0,0), (1,2))');</text:p>
      <text:p text:style-name="P9">diameter(circulo double) - - diameter(circle '((0,0), 2.0)');</text:p>
      <text:p text:style-name="P12">height(box) - - height(box '((0,0), (1,1))');</text:p>
      <text:p text:style-name="P12">length(objeto) - - length(path '((-1,0), (1,0))');</text:p>
      <text:p text:style-name="P12">radius(circle) - - radius(circle '((0,0), 2.0)');</text:p>
      <text:p text:style-name="P12">width(box) - - width(box '((0,0), (1,1))');</text:p>
      <text:p text:style-name="P13"/>
      <text:p text:style-name="P11"/>
      <text:p text:style-name="P11">Funções para Redes</text:p>
      <text:p text:style-name="P10"/>
      <text:p text:style-name="P10">Funções cidr e inet </text:p>
      <text:p text:style-name="P9"/>
      <text:p text:style-name="P12">host(inet) - - host('192.168.1.5/24') - - <text:s/>192.168.1.5</text:p>
      <text:p text:style-name="P12">masklen(inet) - - masklen('192.168.1.5/24') - - 24</text:p>
      <text:p text:style-name="P12">netmask(inet) - - netmask('192.168.1.5/24') - - 255.255.255.0</text:p>
      <text:p text:style-name="P12">network(inet) - - network('192.168.1.5/24') - - <text:s/>192.168.1.0/24</text:p>
      <text:p text:style-name="P13"/>
      <text:p text:style-name="P13">Função macaddr</text:p>
      <text:p text:style-name="P13"/>
      <text:p text:style-name="P12">trunt(macaddr) - - trunc(maraddr '12:34:34:56:78:90:ab') - - 12:34:56:00:00:00</text:p>
      <text:p text:style-name="P12"/>
      <text:p text:style-name="P11">Funções de Informação do Sistema</text:p>
      <text:p text:style-name="P15"/>
      <text:p text:style-name="P9">current_database()</text:p>
      <text:p text:style-name="P12">current_schema()</text:p>
      <text:p text:style-name="P12">current_schemas(boolean)</text:p>
      <text:p text:style-name="P12">current_user()</text:p>
      <text:p text:style-name="P12">inet_client_addr()</text:p>
      <text:p text:style-name="P12">inet_client_port()</text:p>
      <text:p text:style-name="P12">inet_server_addr()</text:p>
      <text:p text:style-name="P12">inet_server_port()</text:p>
      <text:p text:style-name="P12">pg_postmaster_start_time()</text:p>
      <text:p text:style-name="P9">version()</text:p>
      <text:p text:style-name="P9">has_table_privilege(user, table, privilege) - dá privilégio ao user na tabela</text:p>
      <text:p text:style-name="P9"><text:soft-page-break/>has_table_privilege(table, privilege) - dá privilégio ao usuário atual na tabela</text:p>
      <text:p text:style-name="P9">has_database_privilege(user, database, privilege) - dá privilégio ao user no banco</text:p>
      <text:p text:style-name="P9">has_function_privilege(user, function, privilege) - dá privilégio ao user na função</text:p>
      <text:p text:style-name="P9">has_language_privilege(user, language, privilege) - dá privilégio ao user na linguagem</text:p>
      <text:p text:style-name="P9">has_schema_privilege(user, schema, privilege) - dá privilégio ao user no esquema</text:p>
      <text:p text:style-name="P9">has_tablespace_privilege(user, tablespace, privilege) - dá privilégio ao user no tablespace</text:p>
      <text:p text:style-name="P9">current_setting(nome) - valor atual da configuração</text:p>
      <text:p text:style-name="P9">set_config(nome, novovalor, is_local) - seta parâmetro de retorna novo valor</text:p>
      <text:p text:style-name="P9"/>
      <text:p text:style-name="P12"/>
      <text:p text:style-name="P12">pg_start_backup(label text)</text:p>
      <text:p text:style-name="P12">pg_stop_backup()</text:p>
      <text:p text:style-name="P12">pg_column_size(qualquer)</text:p>
      <text:p text:style-name="P12">pg_tablespace_size(nome)</text:p>
      <text:p text:style-name="P12">pg_database_size(nome)</text:p>
      <text:p text:style-name="P12">pg_relation_size(nome)</text:p>
      <text:p text:style-name="P12">pg_total_relation_size(nome)</text:p>
      <text:p text:style-name="P12">pg_size_pretty(bigint)</text:p>
      <text:p text:style-name="P12"/>
      <text:p text:style-name="P12">pg_ls_dir(diretorio)</text:p>
      <text:p text:style-name="P12">pg_read_file(arquivo text, offset bigint, tamanho bigint)</text:p>
      <text:p text:style-name="P9">pg_stat_file(arquivo text)</text:p>
      <text:p text:style-name="P21"><text:span text:style-name="Strong_20_Emphasis"><text:span text:style-name="T4"/></text:span></text:p>
      <text:p text:style-name="P8"><text:span text:style-name="Strong_20_Emphasis">7) Entendendo as Funções de Agregação (Agrupamento)</text:span></text:p>
      <text:p text:style-name="P8"><text:span text:style-name="Strong_20_Emphasis"/></text:p>
      <text:p text:style-name="P18">As funções de agrupamento são usadas para contar o número de registros de uma tabela.</text:p>
      <text:p text:style-name="P19"/>
      <text:p text:style-name="P18">avg(expressão)</text:p>
      <text:p text:style-name="P18">count(*)</text:p>
      <text:p text:style-name="P18">count(expressão)</text:p>
      <text:p text:style-name="P18">max(expressão)</text:p>
      <text:p text:style-name="P18">min(expressão)</text:p>
      <text:p text:style-name="P18">stddev(expressão)</text:p>
      <text:p text:style-name="P18">sum(expressão)</text:p>
      <text:p text:style-name="P18">variance(expressão)</text:p>
      <text:p text:style-name="P18"/>
      <text:p text:style-name="P18">Onde expressão, pode ser "ALL expressão" ou “DISTINCT expressão”.</text:p>
      <text:p text:style-name="P18"/>
      <text:p text:style-name="P18">count(distinct expressão)</text:p>
      <text:p text:style-name="P18"/>
      <text:p text:style-name="P18">As funções de Agrupamento (agregação) não podem ser utilizadas na cláusula WHERE. Devem ser utilizadas entre o SELECT e o FROM. </text:p>
      <text:p text:style-name="P20"/>
      <text:p text:style-name="P20"/>
      <text:p text:style-name="P22"><text:span text:style-name="T15">Dica:</text:span> Num SELECT que usa uma função agregada, as demais colunas devem fazer parte da cláusula GROUP BY. Somente podem aparecer após o SELECT ou na cláusula HAVING. De uso proibido nas demais cláusulas.</text:p>
      <text:p text:style-name="P18"/>
      <text:p text:style-name="P18"><text:span text:style-name="T15">Dica2</text:span>: Ao contar os registros de uma tabela com a função COUNT(campo) e esse campo for nulo em alguns registros, estes registros não serão computados, por isso cuidado com os nulos também nas funções de agregação. Somente o count(*) conta os nulos.</text:p>
      <text:p text:style-name="P18"/>
      <text:p text:style-name="P18">A cláusula HAVING normalmente vem precedida de uma cláusula GROUP BY e obrigatoriamente contém funções de agregação.</text:p>
      <text:p text:style-name="P18"/>
      <text:p text:style-name="P19"><text:span text:style-name="T15">ALERTA</text:span>: <text:span text:style-name="T1">Retornam somente os registros onde o campo pesquisado seja diferente de NULL.</text:span></text:p>
      <text:p text:style-name="P18"/>
      <text:p text:style-name="P18">NaN - Not a Number (Não é um número)</text:p>
      <text:p text:style-name="P18"/>
      <text:p text:style-name="P18">UPDATE tabela SET campo1 = 'NaN';</text:p>
      <text:p text:style-name="P18"/>
      <text:p text:style-name="P18"/>
      <text:p text:style-name="P20">Exemplos:</text:p>
      <text:p text:style-name="P18"/>
      <text:p text:style-name="P18">SELECT MIN(campo) AS "Valor Mínimo" FROM tabela;</text:p>
      <text:p text:style-name="P18"/>
      <text:p text:style-name="P19">Caso tenha problema com esta consulta use:</text:p>
      <text:p text:style-name="P18">SELECT campo FROM tabela ORDER BY campo ASC LIMIT 1; -- trará o menor</text:p>
      <text:p text:style-name="P19"/>
      <text:p text:style-name="P18">SELECT MAX(campo) AS "Valor Máximo" FROM tabela;</text:p>
      <text:p text:style-name="P19"/>
      <text:p text:style-name="P19">Caso tenha problema com esta consulta use:</text:p>
      <text:p text:style-name="P18">SELECT campo FROM tabela ORDER BY campo DESC LIMIT 1; -- trará o maior</text:p>
      <text:p text:style-name="P18"/>
      <text:p text:style-name="P18"/>
      <text:p text:style-name="P18"/>
      <text:p text:style-name="P17"><text:span text:style-name="Strong_20_Emphasis"><text:span text:style-name="T1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/>
    <style:font-face style:name="Lucidasans1" svg:font-family="Lucidasans"/>
    <style:font-face style:name="Times" svg:font-family="Times"/>
    <style:font-face style:name="DejaVu Sans Mono" svg:font-family="'DejaVu Sans Mono', Arial" style:font-family-generic="modern"/>
    <style:font-face style:name="Mincho" svg:font-family="Mincho, 明朝" style:font-family-generic="roman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pt" fo:country="BR" style:letter-kerning="true" style:font-name-asian="DejaVu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" fo:font-size="12pt" fo:language="pt" fo:country="BR" style:letter-kerning="true" style:font-name-asian="DejaVu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Helvetica" fo:font-family="Helvetica" fo:font-size="14pt" style:font-name-asian="HG Mincho Light J" style:font-family-asian="'HG Mincho Light J'" style:font-family-generic-asian="system" style:font-pitch-asian="variable" style:font-size-asian="14pt" style:font-name-complex="Lucidasans" style:font-family-complex="Lucida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Times" fo:font-family="Times" style:font-size-asian="12pt" style:font-name-complex="Lucidasans1" style:font-family-complex="Lucidasan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" fo:font-family="Times" fo:font-size="12pt" fo:font-style="italic" style:font-size-asian="12pt" style:font-style-asian="italic" style:font-name-complex="Lucidasans1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fo:font-family="Times" style:font-size-asian="12pt" style:font-name-complex="Lucidasans1" style:font-family-complex="Lucidasan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nte_20_parág._20_padrão1" style:display-name="Fonte parág. padrão1" style:family="text"/>
    <style:style style:name="Strong_20_Emphasis" style:display-name="Strong Emphasis" style:family="text" style:parent-style-name="Fonte_20_parág._20_padrão1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Teletype" style:family="text">
      <style:text-properties style:font-name="DejaVu Sans Mono" fo:font-family="'DejaVu Sans Mono', Arial" style:font-family-generic="modern" style:font-name-asian="DejaVu Sans Mono" style:font-family-asian="'DejaVu Sans Mono', Arial" style:font-family-generic-asian="modern" style:font-name-complex="DejaVu Sans Mono" style:font-family-complex="'DejaVu Sans Mono', Arial" style:font-family-generic-complex="modern"/>
    </style:style>
    <style:style style:name="ACRONYM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weight="normal" style:font-weight-asian="normal" style:font-weight-complex="normal"/>
    </style:style>
    <style:style style:name="MT2" style:family="text">
      <style:text-properties fo:font-style="italic" style:font-style-asian="italic" style:font-style-complex="italic"/>
    </style:style>
    <style:style style:name="MT3" style:family="text">
      <style:text-properties fo:font-style="italic" officeooo:rsid="0009d366" style:font-style-asian="italic" style:font-style-complex="italic"/>
    </style:style>
    <style:style style:name="MT4" style:family="text"/>
    <style:style style:name="MT5" style:family="text">
      <style:text-properties officeooo:rsid="0009d366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tab/></text:span><text:span text:style-name="MT1"><text:page-number text:select-page="current">2</text:page-number></text:span><text:span text:style-name="MT1">/</text:span><text:span text:style-name="MT1"><text:page-count>12</text:page-count></text:span></text:p>
      </style:header>
      <style:footer>
        <text:p text:style-name="MP2"><text:span text:style-name="MT2">Ribamar FS – </text:span><text:a xlink:type="simple" xlink:href="http://ribafs.org/" text:style-name="Internet_20_link" text:visited-style-name="Visited_20_Internet_20_Link"><text:span text:style-name="MT2">http://ribafs.</text:span></text:a><text:a xlink:type="simple" xlink:href="http://ribafs.org/" text:style-name="Internet_20_link" text:visited-style-name="Visited_20_Internet_20_Link"><text:span text:style-name="MT3">org</text:span></text:a><text:span text:style-name="MT3"> </text:span><text:s/>– <text:a xlink:type="simple" xlink:href="mailto:ribafs@gmail.com" text:style-name="Internet_20_link" text:visited-style-name="Visited_20_Internet_20_Link">ribafs@</text:a><text:a xlink:type="simple" xlink:href="mailto:ribafs@gmail.com" text:style-name="Internet_20_link" text:visited-style-name="Visited_20_Internet_20_Link"><text:span text:style-name="MT5">gmail.com</text:span></text:a><text:span text:style-name="MT5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Ribamar FS</meta:initial-creator>
    <meta:creation-date>2008-02-25T12:21:41</meta:creation-date>
    <dc:date>2017-06-15T11:50:17.612653580</dc:date>
    <meta:editing-cycles>81</meta:editing-cycles>
    <meta:editing-duration>PT1H16M43S</meta:editing-duration>
    <meta:document-statistic meta:table-count="0" meta:image-count="0" meta:object-count="0" meta:page-count="12" meta:paragraph-count="346" meta:word-count="2481" meta:character-count="17070" meta:non-whitespace-character-count="14835"/>
    <meta:user-defined meta:name="Info 1"/>
    <meta:user-defined meta:name="Info 2"/>
    <meta:user-defined meta:name="Info 3"/>
    <meta:user-defined meta:name="Info 4"/>
  </office:meta>
</office:document-meta>
</file>